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2390000010EE6CB62899F6FD9C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ton" svg:font-family="Neuton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Roboto1" svg:font-family="Roboto, sans-serif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4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5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6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0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4" style:family="paragraph" style:parent-style-name="Preformatted_20_Text">
      <loext:graphic-properties draw:fill="solid" draw:fill-color="#f9f9f9" draw:opacity="100%"/>
      <style:paragraph-properties fo:margin-top="0cm" fo:margin-bottom="0cm" style:contextual-spacing="false" fo:line-height="140%" fo:orphans="2" fo:widows="2" fo:background-color="#f9f9f9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 officeooo:paragraph-rsid="0034171f" fo:background-color="#ffffff" loext:padding="0cm" loext:border="none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loext:opacity="100%" style:font-name="Neuton" fo:font-size="16.5pt" fo:letter-spacing="normal" fo:font-style="normal" fo:font-weight="normal"/>
    </style:style>
    <style:style style:name="P30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3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3" style:family="paragraph" style:parent-style-name="Text_20_body">
      <style:paragraph-properties fo:margin-left="0cm" fo:margin-right="0cm" fo:margin-top="0cm" fo:margin-bottom="0.159cm" style:contextual-spacing="false" fo:orphans="2" fo:widows="2" fo:text-indent="0cm" style:auto-text-indent="false"/>
      <style:text-properties officeooo:rsid="002961a2"/>
    </style:style>
    <style:style style:name="P3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34171f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006699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555555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cc33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ff66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style:font-name="Menlo" fo:font-size="10.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0000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000000" loext:opacity="100%" fo:font-size="10.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Arial1" fo:font-size="10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Arial1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000000" loext:opacity="100%" style:font-name="Arial1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a29cd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000000" loext:opacity="100%" style:font-name="Source Sans Pro" fo:font-size="15.7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000000" loext:opacity="100%" style:font-name="Source Sans Pro" fo:font-size="12.75pt" fo:letter-spacing="normal" fo:font-style="normal" fo:font-weight="normal" officeooo:rsid="0034171f" fo:background-color="#ffffff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000000" loext:opacity="100%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c7254e" loext:opacity="100%" style:font-name="Roboto Mono" fo:font-size="13.5pt" fo:letter-spacing="normal" fo:font-style="normal" fo:font-weight="normal" fo:background-color="#f8f8f8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212121" loext:opacity="100%" style:font-name="Roboto" fo:font-size="12pt" fo:letter-spacing="normal" fo:font-style="normal" fo:font-weight="normal"/>
    </style:style>
    <style:style style:name="T30" style:family="text">
      <style:text-properties fo:font-variant="normal" fo:text-transform="none" fo:color="#212121" loext:opacity="100%" style:font-name="Robot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1" style:family="text">
      <style:text-properties fo:font-variant="normal" fo:text-transform="none" fo:color="#212121" loext:opacity="100%" style:font-name="Roboto" fo:font-size="10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212121" loext:opacity="100%" style:font-name="Roboto" fo:font-size="10.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212121" loext:opacity="100%" style:font-name="Roboto" fo:font-size="10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212121" loext:opacity="100%" fo:font-size="10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5" style:family="text">
      <style:text-properties fo:font-variant="normal" fo:text-transform="none" fo:color="#7a7a7a" loext:opacity="100%" style:font-name="PT Sans" fo:font-size="13.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7a7a7a" loext:opacity="100%" style:font-name="PT Sans" fo:font-size="13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7a7a7a" loext:opacity="100%" fo:font-size="13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8" style:family="text">
      <style:text-properties fo:font-variant="normal" fo:text-transform="none" fo:color="#444444" loext:opacity="100%" style:font-name="Neuton" fo:font-size="16.5pt" fo:letter-spacing="normal" fo:font-style="normal" fo:font-weight="bold"/>
    </style:style>
    <style:style style:name="T39" style:family="text">
      <style:text-properties officeooo:rsid="000ca595"/>
    </style:style>
    <style:style style:name="T40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41" style:family="text">
      <style:text-properties officeooo:rsid="000d3009"/>
    </style:style>
    <style:style style:name="T42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43" style:family="text">
      <style:text-properties fo:font-weight="normal" loext:padding="0cm" loext:border="none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Arial1"/>
    </style:style>
    <style:style style:name="T46" style:family="text">
      <style:text-properties fo:color="#000000" loext:opacity="100%" style:font-name="Arial1" fo:font-size="12pt" style:font-size-asian="12pt" style:font-size-complex="12pt"/>
    </style:style>
    <style:style style:name="T47" style:family="text">
      <style:text-properties style:font-name="Source Sans Pro" fo:font-size="12.75pt" fo:font-style="normal" fo:font-weight="normal" officeooo:rsid="0034171f" style:font-size-asian="12pt" style:font-size-complex="12pt"/>
    </style:style>
    <style:style style:name="T48" style:family="text">
      <style:text-properties fo:color="#444444" loext:opacity="100%" style:font-name="Neuton" fo:font-size="16.5pt" fo:font-style="normal" fo:font-weight="normal" officeooo:rsid="0034171f" style:font-size-asian="12pt" style:font-size-complex="12pt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Nombre del a</text:span>lumno-<text:span text:style-name="T2">a</text:span>: </text:p>
      <text:p text:style-name="P18">N<text:span text:style-name="T3">ombre del alumno-a</text:span></text:p>
      <text:section text:style-name="Sect1" text:name="Sección1">
        <text:p text:style-name="P15"/>
      </text:section>
      <text:section text:style-name="Sect1" text:name="Sección4">
        <text:p text:style-name="P16"><text:s text:c="3"/>NOTA: Antes de nada, cumplimentar el nombre <text:span text:style-name="T4">completo</text:span> del alumno -<text:span text:style-name="T2">a</text:span> <text:s text:c="2"/></text:p>
      </text:section>
      <text:p text:style-name="P17"/>
      <text:p text:style-name="P9">OBJETIVOS</text:p>
      <text:p text:style-name="P11"/>
      <text:p text:style-name="P12">- <text:span text:style-name="T2">Conocer y habituarse a la metodología de trabajo, así como la plataforma CAMPUS DE LAS ENSEÑANZAS PROFESIONALES</text:span></text:p>
      <text:p text:style-name="P13"><text:span text:style-name="T2">- </text:span><text:span text:style-name="A1"><text:span text:style-name="T42">Selecciona las arquitecturas y tecnologías de programación sobre clientes Web, identificando y analizando las capacidades y características de cada una. </text:span></text:span><text:span text:style-name="A1"><text:span text:style-name="T40">. </text:span></text:span></text:p>
      <text:p text:style-name="P6">RECURSOS</text:p>
      <text:list text:style-name="L1">
        <text:list-header>
          <text:h text:style-name="P21" text:outline-level="1"/>
        </text:list-header>
        <text:list-item>
          <text:h text:style-name="P22" text:outline-level="1"><text:span text:style-name="T6">E</text:span><text:span text:style-name="T5">l equipo de aula asignado al propio alumno.</text:span></text:h>
        </text:list-item>
        <text:list-item>
          <text:h text:style-name="P23" text:outline-level="1">Carpeta compartida <text:span text:style-name="T41">DEW</text:span> en el equipo del profesor y accesible por red local.</text:h>
        </text:list-item>
        <text:list-item>
          <text:p text:style-name="P26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7">Software d<text:span text:style-name="T39">e desarrollo.</text:span></text:p>
        </text:list-item>
        <text:list-item>
          <text:p text:style-name="P30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4"/>
      <text:p text:style-name="P10">ENUNCIADO</text:p>
      <text:p text:style-name="P7"><text:span text:style-name="Strong_20_Emphasis"><text:span text:style-name="T43"/></text:span></text:p>
      <text:list xml:id="list2881674599" text:style-name="L2">
        <text:list-item>
          <text:p text:style-name="P28"><text:span text:style-name="Source_20_Text"><text:span text:style-name="T48">En el siguiente ejercicio vamos a imprimir un calendario</text:span></text:span></text:p>
        </text:list-item>
      </text:list>
      <text:p text:style-name="P35"><text:span text:style-name="Strong_20_Emphasis"><text:span text:style-name="T38">Realiza un script pida un mes y año e imprima su calendario.</text:span></text:span></text:p>
      <text:p text:style-name="P29">No hace falta esmerarse en la presentación del calendario, el calendario simplificado puede ser del tipo:</text:p>
      <text:p text:style-name="P29">OCTUBRE – 2014</text:p>
      <text:p text:style-name="P29">1 (miercoles), 2 (jueves), ….. , 31 (viernes).</text:p>
      <text:list xml:id="list141942956361755" text:continue-numbering="true" text:style-name="L2">
        <text:list-header>
          <text:p text:style-name="P28"><text:span text:style-name="Source_20_Text"><text:span text:style-name="T47"/></text:span></text:p>
          <text:p text:style-name="P34"><text:span text:style-name="Source_20_Text"><text:span text:style-name="T33"/></text:span></text:p>
        </text:list-header>
      </text:list>
      <text:p text:style-name="P33"><text:span text:style-name="Source_20_Text"><text:span text:style-name="T33"/></text:span></text:p>
      <text:p text:style-name="P25"><text:span text:style-name="Source_20_Text"><text:span text:style-name="T14"/>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ton" svg:font-family="Neuton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Roboto1" svg:font-family="Roboto, sans-serif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text-properties officeooo:paragraph-rsid="0006ca38"/>
    </style:style>
    <style:style style:name="M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3" style:family="paragraph" style:parent-style-name="Header">
      <style:text-properties officeooo:paragraph-rsid="0006ca38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2"><draw:frame draw:style-name="Mfr1" draw:name="Imagen5" text:anchor-type="paragraph" svg:x="1.901cm" svg:y="0.33cm" svg:width="1.501cm" svg:height="1.323cm" draw:z-index="1"><draw:image xlink:href="Pictures/100000000000097C0000085EA36E270142D36904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section text:style-name="MSect1" text:name="Sección2">
                <text:p text:style-name="MP4"><text:span text:style-name="MT1">ACTIVIDADES </text:span>2A DAW-DEW</text:p>
                <text:p text:style-name="MP5"/>
                <text:h text:style-name="MP6" text:outline-level="1"><text:bookmark text:name="yui_3_17_2_1_1664888253031_1142"/>DESARROLLO WEB EN ENTORNO CLIENTE(DEW)</text:h>
                <text:p text:style-name="MP5"/>
              </text:section>
            </table:table-cell>
            <table:table-cell table:style-name="Tabla1.D1" office:value-type="string">
              <text:p text:style-name="MP7"><draw:frame draw:style-name="Mfr2" draw:name="Imagen7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3-10-01T14:19:41.699000000</dc:date>
    <meta:editing-duration>PT20H23M5S</meta:editing-duration>
    <meta:editing-cycles>35</meta:editing-cycles>
    <meta:generator>LibreOffice/7.4.0.3$Windows_X86_64 LibreOffice_project/f85e47c08ddd19c015c0114a68350214f7066f5a</meta:generator>
    <meta:document-statistic meta:table-count="1" meta:image-count="3" meta:object-count="0" meta:page-count="2" meta:paragraph-count="21" meta:word-count="181" meta:character-count="1136" meta:non-whitespace-character-count="973"/>
  </office:meta>
</office:document-meta>
</file>